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Data Size</text:p>
          </table:table-cell>
          <table:table-cell table:style-name="ce1" office:value-type="string" calcext:value-type="string" table:number-columns-spanned="7" table:number-rows-spanned="1">
            <text:p>Filter Size</text:p>
          </table:table-cell>
          <table:covered-table-cell table:number-columns-repeated="6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180" calcext:value-type="float">
            <text:p>33180</text:p>
          </table:table-cell>
          <table:table-cell office:value-type="float" office:value="1.08333333333333" calcext:value-type="float">
            <text:p>1.08333333333333</text:p>
          </table:table-cell>
          <table:table-cell office:value-type="float" office:value="0.966101694915254" calcext:value-type="float">
            <text:p>0.966101694915254</text:p>
          </table:table-cell>
          <table:table-cell office:value-type="float" office:value="1" calcext:value-type="float">
            <text:p>1</text:p>
          </table:table-cell>
          <table:table-cell office:value-type="float" office:value="0.798479087452472" calcext:value-type="float">
            <text:p>0.798479087452472</text:p>
          </table:table-cell>
          <table:table-cell office:value-type="float" office:value="1.06824925816024" calcext:value-type="float">
            <text:p>1.06824925816024</text:p>
          </table:table-cell>
          <table:table-cell office:value-type="float" office:value="0.985010706638116" calcext:value-type="float">
            <text:p>0.985010706638116</text:p>
          </table:table-cell>
          <table:table-cell office:value-type="float" office:value="0.970172684458399" calcext:value-type="float">
            <text:p>0.970172684458399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956140350877193" calcext:value-type="float">
            <text:p>0.956140350877193</text:p>
          </table:table-cell>
          <table:table-cell office:value-type="float" office:value="0.834862385321101" calcext:value-type="float">
            <text:p>0.834862385321101</text:p>
          </table:table-cell>
          <table:table-cell office:value-type="float" office:value="0.856842105263158" calcext:value-type="float">
            <text:p>0.856842105263158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1.02966101694915" calcext:value-type="float">
            <text:p>1.02966101694915</text:p>
          </table:table-cell>
          <table:table-cell office:value-type="float" office:value="1.01697530864198" calcext:value-type="float">
            <text:p>1.01697530864198</text:p>
          </table:table-cell>
        </table:table-row>
        <table:table-row table:style-name="ro1">
          <table:table-cell office:value-type="float" office:value="307200" calcext:value-type="float">
            <text:p>307200</text:p>
          </table:table-cell>
          <table:table-cell office:value-type="float" office:value="1.38235294117647" calcext:value-type="float">
            <text:p>1.38235294117647</text:p>
          </table:table-cell>
          <table:table-cell office:value-type="float" office:value="2.15789473684211" calcext:value-type="float">
            <text:p>2.15789473684211</text:p>
          </table:table-cell>
          <table:table-cell office:value-type="float" office:value="2.69105691056911" calcext:value-type="float">
            <text:p>2.69105691056911</text:p>
          </table:table-cell>
          <table:table-cell office:value-type="float" office:value="2.77568493150685" calcext:value-type="float">
            <text:p>2.77568493150685</text:p>
          </table:table-cell>
          <table:table-cell office:value-type="float" office:value="3.09584295612009" calcext:value-type="float">
            <text:p>3.09584295612009</text:p>
          </table:table-cell>
          <table:table-cell office:value-type="float" office:value="3.65282392026578" calcext:value-type="float">
            <text:p>3.65282392026578</text:p>
          </table:table-cell>
          <table:table-cell office:value-type="float" office:value="2.32367549668874" calcext:value-type="float">
            <text:p>2.32367549668874</text:p>
          </table:table-cell>
        </table:table-row>
        <table:table-row table:style-name="ro1">
          <table:table-cell office:value-type="float" office:value="563200" calcext:value-type="float">
            <text:p>563200</text:p>
          </table:table-cell>
          <table:table-cell office:value-type="float" office:value="1.53571428571429" calcext:value-type="float">
            <text:p>1.53571428571429</text:p>
          </table:table-cell>
          <table:table-cell office:value-type="float" office:value="2.3041958041958" calcext:value-type="float">
            <text:p>2.3041958041958</text:p>
          </table:table-cell>
          <table:table-cell office:value-type="float" office:value="2.94489795918367" calcext:value-type="float">
            <text:p>2.94489795918367</text:p>
          </table:table-cell>
          <table:table-cell office:value-type="float" office:value="2.1034180543383" calcext:value-type="float">
            <text:p>2.1034180543383</text:p>
          </table:table-cell>
          <table:table-cell office:value-type="float" office:value="2.54903225806452" calcext:value-type="float">
            <text:p>2.54903225806452</text:p>
          </table:table-cell>
          <table:table-cell office:value-type="float" office:value="2.62164705882353" calcext:value-type="float">
            <text:p>2.62164705882353</text:p>
          </table:table-cell>
          <table:table-cell office:value-type="float" office:value="2.78661388988845" calcext:value-type="float">
            <text:p>2.78661388988845</text:p>
          </table:table-cell>
        </table:table-row>
        <table:table-row table:style-name="ro1">
          <table:table-cell office:value-type="float" office:value="3840000" calcext:value-type="float">
            <text:p>3840000</text:p>
          </table:table-cell>
          <table:table-cell office:value-type="float" office:value="2.63337547408344" calcext:value-type="float">
            <text:p>2.63337547408344</text:p>
          </table:table-cell>
          <table:table-cell office:value-type="float" office:value="3.80522193211488" calcext:value-type="float">
            <text:p>3.80522193211488</text:p>
          </table:table-cell>
          <table:table-cell office:value-type="float" office:value="3.37753378378378" calcext:value-type="float">
            <text:p>3.37753378378378</text:p>
          </table:table-cell>
          <table:table-cell office:value-type="float" office:value="3.41324123989218" calcext:value-type="float">
            <text:p>3.41324123989218</text:p>
          </table:table-cell>
          <table:table-cell office:value-type="float" office:value="3.52181756680573" calcext:value-type="float">
            <text:p>3.52181756680573</text:p>
          </table:table-cell>
          <table:table-cell office:value-type="float" office:value="3.59153254578609" calcext:value-type="float">
            <text:p>3.59153254578609</text:p>
          </table:table-cell>
          <table:table-cell office:value-type="float" office:value="3.75450161753037" calcext:value-type="float">
            <text:p>3.75450161753037</text:p>
          </table:table-cell>
        </table:table-row>
        <table:table-row table:style-name="ro1">
          <table:table-cell office:value-type="float" office:value="12404937" calcext:value-type="float">
            <text:p>12404937</text:p>
          </table:table-cell>
          <table:table-cell office:value-type="float" office:value="2.71042713567839" calcext:value-type="float">
            <text:p>2.71042713567839</text:p>
          </table:table-cell>
          <table:table-cell office:value-type="float" office:value="2.83830538393645" calcext:value-type="float">
            <text:p>2.83830538393645</text:p>
          </table:table-cell>
          <table:table-cell office:value-type="float" office:value="3.00016651402881" calcext:value-type="float">
            <text:p>3.00016651402881</text:p>
          </table:table-cell>
          <table:table-cell office:value-type="float" office:value="2.96150379129328" calcext:value-type="float">
            <text:p>2.96150379129328</text:p>
          </table:table-cell>
          <table:table-cell office:value-type="float" office:value="3.33469805527124" calcext:value-type="float">
            <text:p>3.33469805527124</text:p>
          </table:table-cell>
          <table:table-cell office:value-type="float" office:value="3.19994357455212" calcext:value-type="float">
            <text:p>3.19994357455212</text:p>
          </table:table-cell>
          <table:table-cell office:value-type="float" office:value="3.48559857934858" calcext:value-type="float">
            <text:p>3.48559857934858</text:p>
          </table:table-cell>
        </table:table-row>
        <table:table-row table:style-name="ro1">
          <table:table-cell office:value-type="float" office:value="42177408" calcext:value-type="float">
            <text:p>42177408</text:p>
          </table:table-cell>
          <table:table-cell office:value-type="float" office:value="3.1328897338403" calcext:value-type="float">
            <text:p>3.1328897338403</text:p>
          </table:table-cell>
          <table:table-cell office:value-type="float" office:value="3.36410891089109" calcext:value-type="float">
            <text:p>3.36410891089109</text:p>
          </table:table-cell>
          <table:table-cell office:value-type="float" office:value="3.41715215901302" calcext:value-type="float">
            <text:p>3.41715215901302</text:p>
          </table:table-cell>
          <table:table-cell office:value-type="float" office:value="3.66037188672808" calcext:value-type="float">
            <text:p>3.66037188672808</text:p>
          </table:table-cell>
          <table:table-cell office:value-type="float" office:value="3.66087757384383" calcext:value-type="float">
            <text:p>3.66087757384383</text:p>
          </table:table-cell>
          <table:table-cell office:value-type="float" office:value="3.84393908113516" calcext:value-type="float">
            <text:p>3.84393908113516</text:p>
          </table:table-cell>
          <table:table-cell office:value-type="float" office:value="3.9472443799855" calcext:value-type="float">
            <text:p>3.94724437998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5:17:32.593189481</meta:creation-date>
    <dc:date>2022-08-16T15:20:21.141742388</dc:date>
    <meta:editing-duration>PT2M49S</meta:editing-duration>
    <meta:editing-cycles>1</meta:editing-cycles>
    <meta:document-statistic meta:table-count="1" meta:cell-count="65" meta:object-count="0"/>
    <meta:generator>LibreOffice/7.3.5.2$Linux_X86_64 LibreOffice_project/30$Build-2</meta:generator>
  </office:meta>
</office:document-meta>
</file>